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63884" officeooo:paragraph-rsid="00163884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2a6099" loext:opacity="100%" style:font-name="Arial" fo:font-size="14pt" style:font-size-asian="14pt" style:font-size-complex="14pt"/>
    </style:style>
    <style:style style:name="P4" style:family="paragraph" style:parent-style-name="Standard">
      <style:text-properties fo:color="#2a6099" loext:opacity="100%" style:font-name="Arial" fo:font-size="14pt" officeooo:rsid="00163884" officeooo:paragraph-rsid="00163884" style:font-size-asian="14pt" style:font-size-complex="14pt"/>
    </style:style>
    <style:style style:name="T1" style:family="text">
      <style:text-properties fo:color="#2a6099" loext:opacity="100%" officeooo:rsid="00159c76"/>
    </style:style>
    <style:style style:name="T2" style:family="text">
      <style:text-properties fo:color="#2a6099" loext:opacity="100%" officeooo:rsid="00163884"/>
    </style:style>
    <style:style style:name="T3" style:family="text">
      <style:text-properties officeooo:rsid="00163884"/>
    </style:style>
    <style:style style:name="T4" style:family="text">
      <style:text-properties officeooo:rsid="00176b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De qué manera los criterios ASG (ambientales, sociales y de gobernanza) pueden influir en la rentabilidad de una inversión?</text:p>
      <text:p text:style-name="P1"/>
      <text:p text:style-name="P1">- <text:span text:style-name="T1">Influyen en la rentabilidad de una inversion al integrar aspectos de sostenibilidad y etica en la toma de decisiones, lo que puede reducir riesgos y abrir nuevas oportunidades de valor a largo plazo.</text:span></text:p>
      <text:p text:style-name="P1"/>
      <text:p text:style-name="P1">¿Por qué sería relevante para un inversor particular optar por un producto de ISR en lugar de uno tradicional?</text:p>
      <text:p text:style-name="P1"/>
      <text:p text:style-name="P1">- <text:span text:style-name="T1">Porque le permite alinear sus inversiones con sus valores eticos y de sostenibilidad. Tambien busca reducir riesgos al evitar empresas con practicas insostenibles, ademas las ISR permiten aprovechar tendencias de mercado hacia productos sostenibles.</text:span></text:p>
      <text:p text:style-name="P1"/>
      <text:p text:style-name="P1">¿Crees que los productos financieros solidarios cumplen con los mismos objetivos de impacto social que los productos de ISR?</text:p>
      <text:p text:style-name="P1"/>
      <text:p text:style-name="P1">- <text:span text:style-name="T1">No totalmente aunque los productos financieros solidarios y los de ISR comparten el mismo objetivo que es generar impacto social, su enfoque y alcance </text:span><text:span text:style-name="T2">suelen diferir</text:span></text:p>
      <text:p text:style-name="P1"/>
      <text:p text:style-name="P1">A través de las finanzas éticas, las entidades financieras pretenden ofrecer servicios bancarios justos y sostenibles . Busca en internet alguna entidad financiera que este dentro de la llamada banca ética y responde a las siguientes cuestiones:</text:p>
      <text:p text:style-name="P1"/>
      <text:p text:style-name="P2">TRIODOS BANK <text:span text:style-name="T4">en A coruña </text:span></text:p>
      <text:p text:style-name="P1"/>
      <text:p text:style-name="P1">¿Qué servicios ofrecen a los particulares?</text:p>
      <text:p text:style-name="P1"/>
      <text:p text:style-name="P1">- <text:span text:style-name="T2">Ofrece varios servicios entre ellos proporciona cuentas corrientes y de ahorro, tarjetas de debito y de credito, ademas de hipotecas y prestamos personales. Sus productos de inversion tambien se orientan a proyectos de impacto social y medioambiental positivo, facilitando a los clientes la posibilidad de invertir en fonos ISR. Triodos tambien se enfoca en financiar iniciativas que promuevan el bienestar social y cultural, como proyectos eeducativos, culturales y de energia renovable.</text:span></text:p>
      <text:p text:style-name="P1"/>
      <text:p text:style-name="P1">¿Cómo contribuyen a la consecución de los ODS?</text:p>
      <text:p text:style-name="P1"/>
      <text:p text:style-name="P3">- <text:span text:style-name="T3">Su modelo de banca financia proyectos en sectores como la energia renovable, la agricultura ecologica la inclusion social y la educacion. Principalmente utiliza las ODS:</text:span></text:p>
      <text:p text:style-name="P3"/>
      <text:p text:style-name="P4"><text:soft-page-break/>ODS 4: Educación de calidad</text:p>
      <text:p text:style-name="P4">ODS 7: Energia adsequible y no contaminante</text:p>
      <text:p text:style-name="P4">ODS 8: Trabajo decente y crecimiento personal</text:p>
      <text:p text:style-name="P4">ODS 11: Ciudades y comunidades sostenibles</text:p>
      <text:p text:style-name="P4">ODS 13: Accion por el cclima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3:51:13.294000000</meta:creation-date>
    <dc:date>2024-10-30T14:23:22.768000000</dc:date>
    <meta:editing-duration>PT20M54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17" meta:word-count="338" meta:character-count="2181" meta:non-whitespace-character-count="1859"/>
  </office:meta>
</office:document-meta>
</file>